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book antiqua" svg:font-family="'book antiqua', verdan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bliografia:</text:p>
      <text:list xml:id="list31598922" text:style-name="L1">
        <text:list-item>
          <text:p text:style-name="P1">Aerospace Corporation „GPS Primer”: <text:a xlink:type="simple" xlink:href="http://www.aero.org/">http://www.aero.org/</text:a> 05/2008,</text:p>
        </text:list-item>
        <text:list-item>
          <text:p text:style-name="P1">Satelitarne systemy nawigacji: <text:a xlink:type="simple" xlink:href="http://www.kt.agh.edu.pl/~brus/satelity/navi.html">http://www.kt.agh.edu.pl/~brus/satelity/navi.html</text:a> 04/2009,</text:p>
        </text:list-item>
        <text:list-item>
          <text:p text:style-name="P1">GPS explained: <text:a xlink:type="simple" xlink:href="http://www.kowoma.de/en/gps/">http://www.kowoma.de/en/gps/</text:a> 04/2009,</text:p>
        </text:list-item>
        <text:list-item>
          <text:p text:style-name="P1">Warren Hewerdine „NMEA Reference Manual”: <text:a xlink:type="simple" xlink:href="http://www.sirf.com/">http://www.sirf.com/</text:a> 07/2008,</text:p>
        </text:list-item>
        <text:list-item>
          <text:p text:style-name="P1">Google Maps API: <text:a xlink:type="simple" xlink:href="http://code.google.com/apis/maps/">http://code.google.com/apis/maps/</text:a> 11/2008,</text:p>
        </text:list-item>
        <text:list-item>
          <text:p text:style-name="P1">OpenStreetMap: <text:a xlink:type="simple" xlink:href="http://www.openstreetmap.org/">http://www.openstreetmap.org/</text:a> 11/05/2009,</text:p>
        </text:list-item>
        <text:list-item>
          <text:p text:style-name="P1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book antiqua" svg:font-family="'book antiqua', verdan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SP.2.319504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size="12pt" style:font-name-asian="Lucida Sans Unicode" style:font-size-asian="12pt" style:font-name-complex="Tahoma" style:font-size-complex="12pt"/>
    </style:style>
    <style:style style:name="Heading_20_6" style:display-name="Heading 6" style:family="paragraph" style:parent-style-name="Header" style:next-style-name="Text_20_body" style:class="text" style:default-outline-level="6">
      <style:text-properties style:font-name="Times New Roman" fo:font-size="7pt" fo:font-weight="bold" style:font-name-asian="Lucida Sans Unicode" style:font-size-asian="7pt" style:font-weight-asian="bold" style:font-name-complex="Tahoma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C.2.1404" style:family="text" style:parent-style-name="Default">
      <style:text-properties fo:font-size="20pt" fo:font-style="italic" style:font-size-asian="20pt" style:font-style-asian="italic" style:font-size-complex="20pt" style:font-style-complex="italic"/>
    </style:style>
    <style:style style:name="Default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d</meta:initial-creator>
    <meta:creation-date>2009-05-12T11:19:21.92</meta:creation-date>
    <dc:date>2009-06-07T11:51:44.21</dc:date>
    <dc:creator>m d</dc:creator>
    <meta:editing-duration>PT00H18M29S</meta:editing-duration>
    <meta:editing-cycles>18</meta:editing-cycles>
    <meta:generator>OpenOffice.org/3.0$Win32 OpenOffice.org_project/300m15$Build-9379</meta:generator>
    <meta:document-statistic meta:table-count="0" meta:image-count="0" meta:object-count="0" meta:page-count="1" meta:paragraph-count="7" meta:word-count="39" meta:character-count="411"/>
  </office:meta>
</office:document-meta>
</file>